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Consolas" fo:font-size="10pt" style:font-size-asian="10pt" style:font-name-complex="Consolas1" style:font-size-complex="10pt"/>
    </style:style>
    <style:style style:name="P3" style:family="paragraph" style:parent-style-name="Standard" style:master-page-name="Standard">
      <style:paragraph-properties fo:margin-top="0cm" fo:margin-bottom="0cm" fo:line-height="100%" style:page-number="auto"/>
    </style:style>
    <style:style style:name="T1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2" style:family="text">
      <style:text-properties style:font-name="Consolas" fo:font-size="10pt" style:font-size-asian="10pt" style:font-name-complex="Consolas1" style:font-size-complex="10pt"/>
    </style:style>
    <style:style style:name="T3" style:family="text">
      <style:text-properties fo:color="#000000" style:font-name="Consolas" fo:font-size="10pt" style:font-size-asian="10pt" style:font-name-complex="Consolas1" style:font-size-complex="10pt"/>
    </style:style>
    <style:style style:name="T4" style:family="text">
      <style:text-properties fo:color="#3f5fbf" style:font-name="Consolas" fo:font-size="10pt" style:font-size-asian="10pt" style:font-name-complex="Consolas1" style:font-size-complex="10pt"/>
    </style:style>
    <style:style style:name="T5" style:family="text">
      <style:text-properties fo:color="#7f9fbf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6" style:family="text">
      <style:text-properties fo:color="#3f7f5f" style:font-name="Consolas" fo:font-size="10pt" style:font-size-asian="10pt" style:font-name-complex="Consolas1" style:font-size-complex="10pt"/>
    </style:style>
    <style:style style:name="T7" style:family="text">
      <style:text-properties fo:color="#0000c0" style:font-name="Consolas" fo:font-size="10pt" fo:font-style="italic" style:font-size-asian="10pt" style:font-style-asian="italic" style:font-name-complex="Consolas1" style:font-size-complex="10pt" style:font-style-complex="italic"/>
    </style:style>
    <style:style style:name="T8" style:family="text">
      <style:text-properties fo:color="#2a00ff" style:font-name="Consolas" fo:font-size="10pt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ckage</text:span><text:span text:style-name="T3"> jothis.game;</text:span></text:p>
      <text:p text:style-name="P2"/>
      <text:p text:style-name="P1"><text:span text:style-name="T1">import</text:span><text:span text:style-name="T3"> java.io.BufferedReader;</text:span></text:p>
      <text:p text:style-name="P1"><text:span text:style-name="T1">import</text:span><text:span text:style-name="T3"> java.io.IOException;</text:span></text:p>
      <text:p text:style-name="P1"><text:span text:style-name="T1">import</text:span><text:span text:style-name="T3"> java.io.InputStreamReader;</text:span></text:p>
      <text:p text:style-name="P2"/>
      <text:p text:style-name="P1"><text:span text:style-name="T1">public</text:span><text:span text:style-name="T3"> </text:span><text:span text:style-name="T1">class</text:span><text:span text:style-name="T3"> Game {</text:span></text:p>
      <text:p text:style-name="P2"/>
      <text:p text:style-name="P1"><text:span text:style-name="T3"><text:tab/></text:span><text:span text:style-name="T4">/**</text:span></text:p>
      <text:p text:style-name="P1"><text:span text:style-name="T4"><text:tab/> * </text:span><text:span text:style-name="T5">@param</text:span><text:span text:style-name="T4"> args</text:span></text:p>
      <text:p text:style-name="P1"><text:span text:style-name="T4"><text:tab/> */</text:span></text:p>
      <text:p text:style-name="P2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1"><text:span text:style-name="T3"><text:tab/><text:tab/></text:span><text:span text:style-name="T6">// </text:span><text:span text:style-name="T5">TODO</text:span><text:span text:style-name="T6"> Auto-generated method stub</text:span></text:p>
      <text:p text:style-name="P2"/>
      <text:p text:style-name="P1"><text:span text:style-name="T3"><text:tab/><text:tab/></text:span><text:span text:style-name="T1">int</text:span><text:span text:style-name="T3"> score = 100;</text:span></text:p>
      <text:p text:style-name="P1"><text:span text:style-name="T3"><text:tab/><text:tab/>boolean flag1 = true, flag2 = true, flag3 = true, flag4 = true; </text:span></text:p>
      <text:p text:style-name="P1"><text:span text:style-name="T3"><text:tab/><text:tab/>BufferedReader b_reader = </text:span><text:span text:style-name="T1">new</text:span><text:span text:style-name="T3"> BufferedReader(</text:span><text:span text:style-name="T1">new</text:span><text:span text:style-name="T3"> InputStreamReader(</text:span></text:p>
      <text:p text:style-name="P1"><text:span text:style-name="T3"><text:tab/><text:tab/><text:tab/><text:tab/>System.</text:span><text:span text:style-name="T7">in</text:span><text:span text:style-name="T3">));</text:span></text:p>
      <text:p text:style-name="P1"><text:span text:style-name="T3"><text:tab/><text:tab/>String letter;</text:span></text:p>
      <text:p text:style-name="P1"><text:span text:style-name="T3"><text:tab/><text:tab/>String[] word = { </text:span><text:span text:style-name="T8">"P"</text:span><text:span text:style-name="T3">, </text:span><text:span text:style-name="T8">"E"</text:span><text:span text:style-name="T3">, </text:span><text:span text:style-name="T8">"N"</text:span><text:span text:style-name="T3"> };</text:span></text:p>
      <text:p text:style-name="P2"/>
      <text:p text:style-name="P1"><text:span text:style-name="T3"><text:tab/><text:tab/>String[] stars = { </text:span><text:span text:style-name="T8">"*"</text:span><text:span text:style-name="T3">, </text:span><text:span text:style-name="T8">"*"</text:span><text:span text:style-name="T3">, </text:span><text:span text:style-name="T8">"*"</text:span><text:span text:style-name="T3"> };</text:span></text:p>
      <text:p text:style-name="P1"><text:span text:style-name="T3"><text:tab/><text:tab/></text:span><text:span text:style-name="T1">do</text:span><text:span text:style-name="T3"> {</text:span></text:p>
      <text:p text:style-name="P1"><text:span text:style-name="T3"><text:tab/><text:tab/><text:tab/>System.</text:span><text:span text:style-name="T7">out</text:span><text:span text:style-name="T3">.println(</text:span><text:span text:style-name="T8">" <text:s text:c="12"/>Guess The Word <text:s text:c="9"/>"</text:span><text:span text:style-name="T3">);</text:span></text:p>
      <text:p text:style-name="P1"><text:span text:style-name="T3"><text:tab/><text:tab/><text:tab/>System.</text:span><text:span text:style-name="T7">out</text:span><text:span text:style-name="T3">.println();</text:span></text:p>
      <text:p text:style-name="P1"><text:span text:style-name="T3"><text:tab/><text:tab/><text:tab/>System.</text:span><text:span text:style-name="T7">out</text:span><text:span text:style-name="T3">.println(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28"/>"</text:span><text:span text:style-name="T3"> + stars[0]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28"/>"</text:span><text:span text:style-name="T3"> + stars[1]);</text:span></text:p>
      <text:p text:style-name="P1"><text:span text:style-name="T3"><text:tab/><text:tab/><text:tab/>System.</text:span><text:span text:style-name="T7">out</text:span><text:span text:style-name="T3">.println(</text:span><text:span text:style-name="T8">" <text:s text:c="28"/>"</text:span><text:span text:style-name="T3"> + stars[2]);</text:span></text:p>
      <text:p text:style-name="P1"><text:span text:style-name="T3"><text:tab/><text:tab/><text:tab/>System.</text:span><text:span text:style-name="T7">out</text:span><text:span text:style-name="T3">.println(</text:span><text:span text:style-name="T8">"My Score = "</text:span><text:span text:style-name="T3"> + score);</text:span></text:p>
      <text:p text:style-name="P2"/>
      <text:p text:style-name="P1"><text:span text:style-name="T3"><text:tab/><text:tab/><text:tab/></text:span><text:span text:style-name="T1">try</text:span><text:span text:style-name="T3"> {</text:span></text:p>
      <text:p text:style-name="P1"><text:span text:style-name="T3"><text:tab/><text:tab/><text:tab/><text:tab/>letter = b_reader.readLine();</text:span></text:p>
      <text:p text:style-name="P2"/>
      <text:p text:style-name="P1"><text:span text:style-name="T3"><text:tab/><text:tab/><text:tab/><text:tab/></text:span><text:span text:style-name="T1">if</text:span><text:span text:style-name="T3"> (letter.equals(word[0]) &amp;&amp; flag1 == true) {</text:span></text:p>
      <text:p text:style-name="P1"><text:span text:style-name="T3"><text:tab/><text:tab/><text:tab/><text:tab/><text:tab/>flag1 =false;</text:span></text:p>
      <text:p text:style-name="P1"><text:span text:style-name="T3"><text:tab/><text:tab/><text:tab/><text:tab/><text:tab/>stars[0] = letter;</text:span></text:p>
      <text:p text:style-name="P2"/>
      <text:p text:style-name="P1"><text:span text:style-name="T3"><text:tab/><text:tab/><text:tab/><text:tab/>} </text:span><text:span text:style-name="T1">else</text:span><text:span text:style-name="T3"> </text:span><text:span text:style-name="T1">if</text:span><text:span text:style-name="T3"> (letter.equals(word[1]) &amp;&amp; flag2 == true) {</text:span></text:p>
      <text:p text:style-name="P1"><text:span text:style-name="T3"><text:tab/><text:tab/><text:tab/><text:tab/><text:tab/>flag2 = false;</text:span></text:p>
      <text:p text:style-name="P1"><text:span text:style-name="T3"><text:tab/><text:tab/><text:tab/><text:tab/><text:tab/>stars[1] = letter;</text:span></text:p>
      <text:p text:style-name="P1"><text:span text:style-name="T3"><text:tab/><text:tab/><text:tab/><text:tab/>} </text:span><text:span text:style-name="T1">else</text:span><text:span text:style-name="T3"> </text:span><text:span text:style-name="T1">if</text:span><text:span text:style-name="T3"> (letter.equals(word[2]) &amp;&amp; flag3 == true) {</text:span></text:p>
      <text:p text:style-name="P1"><text:span text:style-name="T3"><text:tab/><text:tab/><text:tab/><text:tab/><text:tab/>flag3 = false;</text:span></text:p>
      <text:p text:style-name="P1"><text:span text:style-name="T3"><text:tab/><text:tab/><text:tab/><text:tab/><text:tab/>stars[2] = letter;</text:span></text:p>
      <text:p text:style-name="P1"><text:span text:style-name="T3"><text:tab/><text:tab/><text:tab/><text:tab/>} </text:span><text:span text:style-name="T1">else</text:span><text:span text:style-name="T3"> {</text:span></text:p>
      <text:p text:style-name="P1"><text:span text:style-name="T3"><text:tab/><text:tab/><text:tab/><text:tab/><text:tab/>score = score - 10;</text:span></text:p>
      <text:p text:style-name="P1"><text:span text:style-name="T3"><text:tab/><text:tab/><text:tab/><text:tab/>}</text:span></text:p>
      <text:p text:style-name="P2"/>
      <text:p text:style-name="P1"><text:span text:style-name="T3"><text:tab/><text:tab/><text:tab/>} </text:span><text:span text:style-name="T1">catch</text:span><text:span text:style-name="T3"> (IOException e) {</text:span></text:p>
      <text:p text:style-name="P1"><text:span text:style-name="T3"><text:tab/><text:tab/><text:tab/><text:tab/></text:span><text:span text:style-name="T6">// </text:span><text:span text:style-name="T5">TODO</text:span><text:span text:style-name="T6"> Auto-generated catch block</text:span></text:p>
      <text:p text:style-name="P1"><text:span text:style-name="T3"><text:tab/><text:tab/><text:tab/><text:tab/>e.printStackTrace();</text:span></text:p>
      <text:p text:style-name="P1"><text:span text:style-name="T3"><text:tab/><text:tab/><text:tab/>}</text:span></text:p>
      <text:p text:style-name="P2"/>
      <text:p text:style-name="P1"><text:span text:style-name="T3"><text:tab/><text:tab/><text:tab/></text:span><text:span text:style-name="T1">if</text:span><text:span text:style-name="T3"> (word[0].equals(stars[0]) &amp;&amp; word[1].equals(stars[1])</text:span></text:p>
      <text:p text:style-name="P1"><text:span text:style-name="T3"><text:tab/><text:tab/><text:tab/><text:tab/><text:tab/>&amp;&amp; word[2].equals(stars[2])) {</text:span></text:p>
      <text:p text:style-name="P1"><text:span text:style-name="T3"><text:tab/><text:tab/><text:tab/><text:tab/>flag4 = false;</text:span></text:p>
      <text:p text:style-name="P1"><text:span text:style-name="T3"><text:tab/><text:tab/><text:tab/>}</text:span></text:p>
      <text:p text:style-name="P1"><text:span text:style-name="T3"><text:tab/><text:tab/>} </text:span><text:span text:style-name="T1">while</text:span><text:span text:style-name="T3"> (score != 0 &amp;&amp; flag4 == true);</text:span></text:p>
      <text:p text:style-name="P2"><text:soft-page-break/></text:p>
      <text:p text:style-name="P1"><text:span text:style-name="T3"><text:tab/><text:tab/></text:span><text:span text:style-name="T1">if</text:span><text:span text:style-name="T3"> (score != 0) {</text:span></text:p>
      <text:p text:style-name="P1"><text:span text:style-name="T3"><text:tab/><text:tab/><text:tab/>System.</text:span><text:span text:style-name="T7">out</text:span><text:span text:style-name="T3">.println(</text:span><text:span text:style-name="T8">" <text:s text:c="22"/>Guess The Word <text:s text:c="9"/>"</text:span><text:span text:style-name="T3">);</text:span></text:p>
      <text:p text:style-name="P1"><text:span text:style-name="T3"><text:tab/><text:tab/><text:tab/>System.</text:span><text:span text:style-name="T7">out</text:span><text:span text:style-name="T3">.println();</text:span></text:p>
      <text:p text:style-name="P1"><text:span text:style-name="T3"><text:tab/><text:tab/><text:tab/>System.</text:span><text:span text:style-name="T7">out</text:span><text:span text:style-name="T3">.println(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28"/>"</text:span><text:span text:style-name="T3"> + stars[0]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28"/>"</text:span><text:span text:style-name="T3"> + stars[1]);</text:span></text:p>
      <text:p text:style-name="P1"><text:span text:style-name="T3"><text:tab/><text:tab/><text:tab/>System.</text:span><text:span text:style-name="T7">out</text:span><text:span text:style-name="T3">.println(</text:span><text:span text:style-name="T8">" <text:s text:c="28"/>"</text:span><text:span text:style-name="T3"> + stars[2]);</text:span></text:p>
      <text:p text:style-name="P1"><text:span text:style-name="T3"><text:tab/><text:tab/><text:tab/>System.</text:span><text:span text:style-name="T7">out</text:span><text:span text:style-name="T3">.println(</text:span><text:span text:style-name="T8">"My Score = "</text:span><text:span text:style-name="T3"> + score);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56"/>You Win "</text:span><text:span text:style-name="T3">);</text:span></text:p>
      <text:p text:style-name="P1"><text:span text:style-name="T3"><text:tab/><text:tab/>} </text:span><text:span text:style-name="T1">else</text:span><text:span text:style-name="T3"> {</text:span></text:p>
      <text:p text:style-name="P1"><text:span text:style-name="T3"><text:tab/><text:tab/><text:tab/>System.</text:span><text:span text:style-name="T7">out</text:span><text:span text:style-name="T3">.print(</text:span><text:span text:style-name="T8">" <text:s text:c="56"/>You Lose"</text:span><text:span text:style-name="T3">);</text:span></text:p>
      <text:p text:style-name="P1"><text:span text:style-name="T3"><text:tab/><text:tab/>}</text:span></text:p>
      <text:p text:style-name="P2"/>
      <text:p text:style-name="P1"><text:span text:style-name="T3"><text:tab/>}</text:span></text:p>
      <text:p text:style-name="P2"/>
      <text:p text:style-name="Standard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this</meta:initial-creator>
    <meta:editing-cycles>1</meta:editing-cycles>
    <meta:creation-date>2012-12-27T18:02:00</meta:creation-date>
    <dc:date>2012-12-28T20:47:39</dc:date>
    <meta:editing-duration>PT2S</meta:editing-duration>
    <meta:generator>LibreOffice/3.5$Linux_x86 LibreOffice_project/350m1$Build-202</meta:generator>
    <meta:document-statistic meta:table-count="0" meta:image-count="0" meta:object-count="0" meta:page-count="2" meta:paragraph-count="62" meta:word-count="228" meta:character-count="2037" meta:non-whitespace-character-count="13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